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a9647" officeooo:paragraph-rsid="001a96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32820849509357072" text:style-name="L1">
        <text:list-item>
          <text:p text:style-name="P1">Eclipse</text:p>
        </text:list-item>
        <text:list-item>
          <text:p text:style-name="P1">firefox</text:p>
        </text:list-item>
        <text:list-item>
          <text:p text:style-name="P1">sublime text 3</text:p>
        </text:list-item>
        <text:list-item>
          <text:p text:style-name="P1">brackets</text:p>
        </text:list-item>
        <text:list-item>
          <text:p text:style-name="P1">Atom</text:p>
        </text:list-item>
        <text:list-item>
          <text:p text:style-name="P1">netbeans</text:p>
        </text:list-item>
        <text:list-item>
          <text:p text:style-name="P1">android-studio</text:p>
        </text:list-item>
        <text:list-item>
          <text:p text:style-name="P1">genymotion</text:p>
        </text:list-item>
        <text:list-item>
          <text:p text:style-name="P1">Arduino</text:p>
        </text:list-item>
        <text:list-item>
          <text:p text:style-name="P1">Processing</text:p>
        </text:list-item>
        <text:list-item>
          <text:p text:style-name="P1">mcu 8051 ide</text:p>
        </text:list-item>
        <text:list-item>
          <text:p text:style-name="P1">steam</text:p>
        </text:list-item>
        <text:list-item>
          <text:p text:style-name="P1">eagle</text:p>
        </text:list-item>
        <text:list-item>
          <text:p text:style-name="P1">myopenlab</text:p>
        </text:list-item>
        <text:list-item>
          <text:p text:style-name="P1">scilab</text:p>
        </text:list-item>
        <text:list-item>
          <text:p text:style-name="P1">wireshark</text:p>
        </text:list-item>
        <text:list-item>
          <text:p text:style-name="P1">tigervnc</text:p>
        </text:list-item>
        <text:list-item>
          <text:p text:style-name="P1">tor</text:p>
        </text:list-item>
        <text:list-item>
          <text:p text:style-name="P1">vmware</text:p>
        </text:list-item>
        <text:list-item>
          <text:p text:style-name="P1">librecad</text:p>
        </text:list-item>
        <text:list-item>
          <text:p text:style-name="P1">libreoffice</text:p>
        </text:list-item>
        <text:list-item>
          <text:p text:style-name="P1">pinta</text:p>
        </text:list-item>
        <text:list-item>
          <text:p text:style-name="P1">ff multi converter</text:p>
        </text:list-item>
        <text:list-item>
          <text:p text:style-name="P1">ktorrent</text:p>
        </text:list-item>
        <text:list-item>
          <text:p text:style-name="P1">skype</text:p>
        </text:list-item>
        <text:list-item>
          <text:p text:style-name="P1">kdenlive</text:p>
        </text:list-item>
        <text:list-item>
          <text:p text:style-name="P1">gimp</text:p>
        </text:list-item>
        <text:list-item>
          <text:p text:style-name="P1">audacity</text:p>
        </text:list-item>
        <text:list-item>
          <text:p text:style-name="P1">gnome-control-center</text:p>
        </text:list-item>
        <text:list-item>
          <text:p text:style-name="P1">masterpd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shan joshi</meta:initial-creator>
    <meta:creation-date>2016-11-10T12:06:42.791472704</meta:creation-date>
    <dc:date>2016-11-10T12:09:41.075912584</dc:date>
    <dc:creator>kishan joshi</dc:creator>
    <meta:editing-duration>PT2M50S</meta:editing-duration>
    <meta:editing-cycles>2</meta:editing-cycles>
    <meta:generator>LibreOffice/5.1.6.2.0$Linux_X86_64 LibreOffice_project/10m0$Build-2</meta:generator>
    <meta:document-statistic meta:table-count="0" meta:image-count="0" meta:object-count="0" meta:page-count="1" meta:paragraph-count="30" meta:word-count="66" meta:character-count="337" meta:non-whitespace-character-count="331"/>
  </office:meta>
</office:document-meta>
</file>